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d78aa"/>
    </style:style>
    <style:style style:name="gr1" style:family="graphic" style:parent-style-name="standard">
      <style:graphic-properties draw:fill="solid" draw:fill-color="#0c0c89" draw:textarea-horizontal-align="justify" draw:textarea-vertical-align="top" draw:auto-grow-height="false" fo:min-height="3.5cm" fo:min-width="27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0c0c89" draw:textarea-horizontal-align="justify" draw:textarea-vertical-align="middle" draw:auto-grow-height="false" fo:min-height="0.25cm" fo:min-width="27cm" loext:decorative="false"/>
    </style:style>
    <style:style style:name="gr3" style:family="graphic" style:parent-style-name="standard">
      <style:graphic-properties draw:fill="solid" draw:fill-color="#add8e6" draw:textarea-horizontal-align="justify" draw:textarea-vertical-align="middle" draw:auto-grow-height="false" fo:min-height="1.5cm" fo:min-width="27cm" loext:decorative="false"/>
    </style:style>
    <style:style style:name="gr4" style:family="graphic" style:parent-style-name="standard">
      <style:graphic-properties draw:fill="solid" draw:fill-color="#add8e6" draw:textarea-horizontal-align="justify" draw:textarea-vertical-align="middle" draw:auto-grow-height="false" fo:min-height="2.75cm" fo:min-width="27cm" style:writing-mode="lr-tb" loext:decorative="false"/>
      <style:paragraph-properties style:writing-mode="lr-tb"/>
    </style:style>
    <style:style style:name="gr5" style:family="graphic" style:parent-style-name="standard">
      <style:graphic-properties draw:fill="hatch" draw:fill-color="#ffffff" draw:fill-hatch-name="Red_20_90_20_Degrees_20_Crossed_20_1" draw:fill-hatch-solid="true" style:repeat="repeat" draw:textarea-horizontal-align="justify" draw:textarea-vertical-align="middle" draw:auto-grow-height="false" fo:min-height="3cm" fo:min-width="27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27cm" loext:decorative="false"/>
    </style:style>
    <style:style style:name="gr7" style:family="graphic" style:parent-style-name="standard">
      <style:graphic-properties draw:fill="hatch" draw:fill-color="#ffffff" draw:fill-hatch-name="Red_20_90_20_Degrees_20_Crossed_20_1" draw:fill-hatch-solid="true" style:repeat="repeat" draw:textarea-horizontal-align="justify" draw:textarea-vertical-align="middle" draw:auto-grow-height="false" fo:min-height="8.15cm" fo:min-width="11.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add8e6" draw:textarea-vertical-align="middle" draw:auto-grow-height="false" fo:min-height="0.898cm" fo:min-width="2.148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76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39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8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85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71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fill-color="#ffd74c" loext:fill-use-slide-background="false" draw:textarea-horizontal-align="justify" draw:textarea-vertical-align="middle" draw:auto-grow-height="false" fo:min-height="0.146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fill-color="#ffd74c" loext:fill-use-slide-background="false" draw:textarea-horizontal-align="justify" draw:textarea-vertical-align="middle" draw:auto-grow-height="false" fo:min-height="0.146cm" fo:min-width="0cm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61cm" loext:decorative="false"/>
      <style:paragraph-properties style:writing-mode="lr-tb"/>
    </style:style>
    <style:style style:name="gr17" style:family="graphic" style:parent-style-name="standard">
      <style:graphic-properties draw:fill="solid" draw:fill-color="#add8e6" draw:textarea-horizontal-align="justify" draw:textarea-vertical-align="middle" draw:auto-grow-height="false" fo:min-height="0.35cm" fo:min-width="27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83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87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1.714cm" loext:decorative="false"/>
      <style:paragraph-properties style:writing-mode="lr-tb"/>
    </style:style>
    <style:style style:name="gr21" style:family="graphic" style:parent-style-name="standard">
      <style:graphic-properties svg:stroke-width="0.7cm" svg:stroke-color="#ffffff" draw:marker-start-width="1.25cm" draw:marker-end-width="1.25cm" svg:stroke-linecap="round" draw:fill-color="#ffffff" draw:textarea-horizontal-align="justify" draw:textarea-vertical-align="middle" draw:auto-grow-height="false" fo:min-height="0cm" fo:min-width="4.55cm" fo:padding-top="0.475cm" fo:padding-bottom="0.475cm" fo:padding-left="0.6cm" fo:padding-right="0.6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35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455cm" loext:decorative="false"/>
      <style:paragraph-properties style:writing-mode="lr-tb"/>
    </style:style>
    <style:style style:name="gr25" style:family="graphic" style:parent-style-name="standard">
      <style:graphic-properties svg:stroke-width="0.3cm" svg:stroke-color="#add8e6" draw:marker-start-width="0.65cm" draw:marker-end-width="0.65cm" draw:fill="solid" draw:fill-color="#add8e6" draw:textarea-horizontal-align="justify" draw:textarea-vertical-align="middle" draw:auto-grow-height="false" fo:min-height="7.75cm" fo:min-width="13.2cm" fo:padding-top="0.275cm" fo:padding-bottom="0.275cm" fo:padding-left="0.4cm" fo:padding-right="0.4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3cm" svg:stroke-color="#ffffff" draw:marker-start-width="0.65cm" draw:marker-end-width="0.65cm" draw:fill="solid" draw:fill-color="#ffffff" draw:textarea-horizontal-align="justify" draw:textarea-vertical-align="middle" draw:auto-grow-height="false" fo:min-height="0.1cm" fo:min-width="12.2cm" fo:padding-top="0.275cm" fo:padding-bottom="0.275cm" fo:padding-left="0.4cm" fo:padding-right="0.4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3cm" svg:stroke-color="#ffffff" draw:marker-start-width="0.65cm" draw:marker-end-width="0.65cm" draw:fill="solid" draw:fill-color="#ffffff" draw:textarea-horizontal-align="justify" draw:textarea-vertical-align="middle" draw:auto-grow-height="false" fo:min-height="1.6cm" fo:min-width="12.2cm" fo:padding-top="0.275cm" fo:padding-bottom="0.275cm" fo:padding-left="0.4cm" fo:padding-right="0.4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3cm" svg:stroke-color="#004fa3" draw:marker-start-width="0.65cm" draw:marker-end-width="0.65cm" draw:fill="solid" draw:fill-color="#004fa3" draw:textarea-horizontal-align="justify" draw:textarea-vertical-align="middle" draw:auto-grow-height="false" fo:min-height="0.1cm" fo:min-width="12.2cm" fo:padding-top="0.275cm" fo:padding-bottom="0.275cm" fo:padding-left="0.4cm" fo:padding-right="0.4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ffffff" draw:fill="none" draw:fill-color="#ffffff" draw:auto-grow-height="true" draw:auto-grow-width="false" fo:min-height="1.6cm" loext:decorative="false"/>
      <style:paragraph-properties style:writing-mode="lr-tb"/>
    </style:style>
    <style:style style:name="P1" style:family="paragraph">
      <style:paragraph-properties fo:text-align="center"/>
      <style:text-properties fo:color="#add8e6" loext:opacity="100%" fo:font-weight="bold" style:font-weight-asian="bold" style:font-weight-complex="bold"/>
    </style:style>
    <style:style style:name="P2" style:family="paragraph">
      <loext:graphic-properties draw:fill="solid" draw:fill-color="#0c0c89"/>
      <style:paragraph-properties fo:text-align="center" style:writing-mode="lr-tb"/>
      <style:text-properties fo:color="#add8e6" loext:opacity="100%" fo:font-weight="bold" style:font-weight-asian="bold" style:font-weight-complex="bold"/>
    </style:style>
    <style:style style:name="P3" style:family="paragraph">
      <loext:graphic-properties draw:fill="solid" draw:fill-color="#0c0c89"/>
      <style:paragraph-properties fo:text-align="center"/>
    </style:style>
    <style:style style:name="P4" style:family="paragraph">
      <loext:graphic-properties draw:fill="solid" draw:fill-color="#add8e6"/>
      <style:paragraph-properties fo:text-align="center"/>
    </style:style>
    <style:style style:name="P5" style:family="paragraph">
      <style:paragraph-properties fo:margin-top="0cm" fo:margin-bottom="0cm" fo:text-align="start"/>
      <style:text-properties fo:color="#ffffff" loext:opacity="100%" fo:font-size="9pt" style:font-size-asian="9pt" style:font-size-complex="9pt"/>
    </style:style>
    <style:style style:name="P6" style:family="paragraph">
      <loext:graphic-properties draw:fill="solid" draw:fill-color="#add8e6"/>
      <style:paragraph-properties fo:margin-top="0cm" fo:margin-bottom="0cm" fo:text-align="start" style:writing-mode="lr-tb"/>
      <style:text-properties fo:color="#ffffff" loext:opacity="100%" fo:font-size="9pt" style:font-size-asian="9pt" style:font-size-complex="9pt"/>
    </style:style>
    <style:style style:name="P7" style:family="paragraph">
      <style:paragraph-properties fo:text-align="center"/>
      <style:text-properties fo:color="#000000" loext:opacity="100%" fo:text-shadow="none" fo:font-weight="bold" style:font-weight-asian="bold" style:font-weight-complex="bold"/>
    </style:style>
    <style:style style:name="P8" style:family="paragraph">
      <loext:graphic-properties draw:fill="hatch" draw:fill-color="#ffffff" draw:fill-hatch-name="Red_20_90_20_Degrees_20_Crossed_20_1" draw:fill-hatch-solid="true" style:repeat="repeat"/>
      <style:paragraph-properties fo:text-align="center" style:writing-mode="lr-tb"/>
      <style:text-properties fo:color="#000000" loext:opacity="100%" fo:text-shadow="none" fo:font-weight="bold" style:font-weight-asian="bold" style:font-weight-complex="bold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add8e6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 draw:fill-color="#ffffff"/>
      <style:paragraph-properties fo:margin-top="0.42cm" fo:margin-bottom="0.35cm"/>
      <style:text-properties fo:font-size="11pt" style:font-size-asian="11pt" style:font-size-complex="11pt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 draw:fill-color="#ffffff"/>
      <style:paragraph-properties fo:margin-top="0cm" fo:margin-bottom="0cm" fo:text-align="start"/>
      <style:text-properties fo:font-size="10pt" style:font-size-asian="10pt" style:font-size-complex="10pt"/>
    </style:style>
    <style:style style:name="P18" style:family="paragraph">
      <style:paragraph-properties fo:margin-top="0cm" fo:margin-bottom="0cm" fo:text-align="end"/>
    </style:style>
    <style:style style:name="P19" style:family="paragraph">
      <style:paragraph-properties fo:margin-top="0.42cm" fo:margin-bottom="0.35cm" fo:text-align="center"/>
    </style:style>
    <style:style style:name="P20" style:family="paragraph">
      <style:paragraph-properties fo:margin-top="0.42cm" fo:margin-bottom="0.35cm" fo:text-align="end"/>
    </style:style>
    <style:style style:name="P21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d74c"/>
      <style:paragraph-properties fo:text-align="start" style:writing-mode="lr-tb"/>
    </style:style>
    <style:style style:name="P23" style:family="paragraph">
      <loext:graphic-properties draw:fill="none" draw:fill-color="#ffd74c"/>
      <style:paragraph-properties fo:text-align="center"/>
    </style:style>
    <style:style style:name="P24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margin-top="0cm" fo:margin-bottom="0cm" fo:text-align="start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solid" draw:fill-color="#add8e6"/>
      <style:paragraph-properties fo:margin-top="0cm" fo:margin-bottom="0cm" fo:text-align="start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  <style:text-properties fo:color="#add8e6" loext:opacity="100%" fo:font-size="18pt" fo:font-weight="bold" style:font-weight-asian="bold" style:font-weight-complex="bold"/>
    </style:style>
    <style:style style:name="P28" style:family="paragraph">
      <loext:graphic-properties draw:fill="solid" draw:fill-color="#0c0c89"/>
      <style:paragraph-properties fo:text-align="center" style:writing-mode="lr-tb"/>
      <style:text-properties fo:color="#add8e6" loext:opacity="100%" fo:font-size="18pt" fo:font-weight="bold" style:font-weight-asian="bold" style:font-weight-complex="bold"/>
    </style:style>
    <style:style style:name="P29" style:family="paragraph">
      <style:paragraph-properties fo:text-align="center"/>
      <style:text-properties fo:color="#000000" loext:opacity="100%" fo:font-size="18pt" fo:text-shadow="none" fo:font-weight="bold" style:font-weight-asian="bold" style:font-weight-complex="bold"/>
    </style:style>
    <style:style style:name="P30" style:family="paragraph">
      <loext:graphic-properties draw:fill="hatch" draw:fill-color="#ffffff" draw:fill-hatch-name="Red_20_90_20_Degrees_20_Crossed_20_1" draw:fill-hatch-solid="true" style:repeat="repeat"/>
      <style:paragraph-properties fo:text-align="center" style:writing-mode="lr-tb"/>
      <style:text-properties fo:color="#000000" loext:opacity="100%" fo:font-size="18pt" fo:text-shadow="none" fo:font-weight="bold" style:font-weight-asian="bold" style:font-weight-complex="bold"/>
    </style:style>
    <style:style style:name="P31" style:family="paragraph"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loext:graphic-properties draw:fill="solid" draw:fill-color="#add8e6"/>
      <style:paragraph-properties fo:text-align="center" style:writing-mode="lr-tb"/>
      <style:text-properties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margin-top="0cm" fo:margin-bottom="0cm"/>
      <style:text-properties fo:font-size="11pt" style:font-size-asian="11pt" style:font-size-complex="11pt"/>
    </style:style>
    <style:style style:name="P34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0pt" style:font-weight-asian="bold" style:font-size-complex="10pt" style:font-weight-complex="bold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ffffff"/>
      <style:paragraph-properties fo:margin-top="0cm" fo:margin-bottom="0cm" fo:text-align="start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9" style:family="paragraph">
      <loext:graphic-properties draw:fill="solid" draw:fill-color="#004fa3"/>
      <style:paragraph-properties fo:margin-top="0cm" fo:margin-bottom="0cm" fo:text-align="start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41" style:family="paragraph">
      <loext:graphic-properties draw:fill="none" draw:fill-color="#ffffff"/>
      <style:paragraph-properties fo:margin-top="0cm" fo:margin-bottom="0cm" fo:text-align="start"/>
      <style:text-properties fo:color="#000000" loext:opacity="100%" fo:font-size="10pt" style:font-size-asian="10pt" style:font-size-complex="10pt"/>
    </style:style>
    <style:style style:name="P42" style:family="paragraph">
      <loext:graphic-properties draw:fill="none" draw:fill-color="#ffffff"/>
      <style:paragraph-properties fo:margin-top="0.42cm" fo:margin-bottom="0.35cm" fo:text-align="start"/>
      <style:text-properties fo:color="#ffffff" loext:opacity="100%" fo:font-size="10pt" style:font-size-asian="10pt" style:font-size-complex="10pt"/>
    </style:style>
    <style:style style:name="T1" style:family="text">
      <style:text-properties fo:color="#add8e6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add8e6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loext:opacity="100%" fo:text-shadow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add8e6" loext:opacity="100%" style:text-outline="false" fo:font-size="13pt" fo:text-shadow="1pt 1pt" fo:font-weight="bold" fo:background-color="transparent" style:font-size-asian="13pt" style:font-weight-asian="bold" style:font-size-complex="13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 loext:opacity="100%" style:text-outline="false" fo:font-size="11pt" fo:text-shadow="none" fo:font-weight="normal" fo:background-color="transparent" style:font-size-asian="11pt" style:font-weight-asian="normal" style:font-size-complex="11pt" style:font-weight-complex="normal"/>
    </style:style>
    <style:style style:name="T9" style:family="text">
      <style:text-properties fo:color="#add8e6" loext:opacity="100%" style:text-outline="false" fo:font-size="11pt" fo:text-shadow="1pt 1pt" fo:font-weight="bold" fo:background-color="transparent" style:font-size-asian="11pt" style:font-weight-asian="bold" style:font-size-complex="11pt" style:font-weight-complex="bold"/>
    </style:style>
    <style:style style:name="T10" style:family="text">
      <style:text-properties fo:color="#add8e6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ffffff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loext:opacity="100%" style:text-outline="false" fo:font-size="10pt" fo:font-style="italic" fo:text-shadow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ffffff" loext:opacity="100%" style:text-outline="false" fo:font-size="14pt" fo:font-style="normal" fo:text-shadow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add8e6" loext:opacity="100%" style:text-outline="false" fo:font-size="12pt" fo:font-style="italic" fo:text-shadow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loext:opacity="100%" style:text-outline="false" fo:font-size="10.5pt" fo:font-style="normal" fo:text-shadow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fo:color="#ffffff" loext:opacity="100%" style:text-outline="false" fo:font-size="12pt" fo:font-style="normal" fo:text-shadow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add8e6" loext:opacity="100%" style:text-outline="false" fo:font-size="9pt" fo:font-style="italic" fo:text-shadow="none" fo:font-weight="bold" fo:background-color="transparent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ffffff" loext:opacity="100%" style:text-outline="false" fo:font-size="10pt" fo:text-shadow="none" fo:font-weight="normal" fo:background-color="transparent" style:font-size-asian="10pt" style:font-weight-asian="normal" style:font-size-complex="10pt" style:font-weight-complex="normal"/>
    </style:style>
    <style:style style:name="T19" style:family="text">
      <style:text-properties fo:color="#000000" loext:opacity="100%" fo:font-size="18pt" fo:text-shadow="none" fo:font-weight="bold" style:font-weight-asian="bold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1pt" style:font-size-asian="10pt" style:font-size-complex="10pt"/>
    </style:style>
    <style:style style:name="T22" style:family="text">
      <style:text-properties fo:color="#ffffff" loext:opacity="100%" style:text-outline="false" fo:font-size="16pt" fo:text-shadow="none" fo:font-weight="bold" fo:background-color="transparent" style:font-size-asian="16pt" style:font-weight-asian="bold" style:font-size-complex="16pt" style:font-weight-complex="bold"/>
    </style:style>
    <style:style style:name="T23" style:family="text">
      <style:text-properties fo:color="#ffffff" loext:opacity="100%" style:text-outline="false" fo:font-size="10pt" fo:text-shadow="none" fo:font-weight="bold" fo:background-color="transparent" style:font-size-asian="10pt" style:font-weight-asian="bold" style:font-size-complex="10pt" style:font-weight-complex="bold"/>
    </style:style>
    <style:style style:name="T24" style:family="text">
      <style:text-properties fo:font-size="12pt" style:font-size-asian="10pt" style:font-size-complex="10pt"/>
    </style:style>
    <style:style style:name="T25" style:family="text">
      <style:text-properties fo:color="#000000" loext:opacity="100%" style:text-outline="false" fo:font-size="13pt" fo:text-shadow="none" fo:font-weight="normal" fo:background-color="transparent" style:font-size-asian="13pt" style:font-weight-asian="normal" style:font-size-complex="13pt" style:font-weight-complex="normal"/>
    </style:style>
    <style:style style:name="T26" style:family="text">
      <style:text-properties fo:color="#000000" loext:opacity="100%" style:text-outline="false" fo:font-size="10pt" fo:text-shadow="none" fo:font-weight="normal" fo:background-color="transparent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index.html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30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28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7.5cm" svg:height="3cm" svg:x="0.25cm" svg:y="4.5cm">
          <text:p text:style-name="P5"><text:span text:style-name="T3">Servicios:</text:span></text:p>
          <text:p text:style-name="P5"><text:span text:style-name="T3"><text:tab/></text:span><text:span text:style-name="T3">Aquagym</text:span></text:p>
          <text:p text:style-name="P5"><text:span text:style-name="T3"><text:tab/></text:span><text:span text:style-name="T3">Bebés</text:span></text:p>
          <text:p text:style-name="P5"><text:span text:style-name="T3"><text:tab/></text:span><text:span text:style-name="T3">Niños</text:span></text:p>
          <text:p text:style-name="P5"><text:span text:style-name="T3"><text:tab/></text:span><text:span text:style-name="T3">Adultos</text:span></text:p>
          <text:p text:style-name="P5"><text:span text:style-name="T3"><text:tab/></text:span><text:span text:style-name="T3">Fisioterapia</text:span></text:p>
          <text:p text:style-name="P5"><text:span text:style-name="T3"><text:tab/></text:span><text:span text:style-name="T3">Nosotros</text:span></text:p>
          <text:p text:style-name="P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8.95cm">
          <text:p text:style-name="P7"><text:span text:style-name="T4">IMAGEN PRINCIPA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7.5cm" svg:height="1.75cm" svg:x="0.25cm" svg:y="1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2cm" svg:height="8.4cm" svg:x="8.5cm" svg:y="18.85cm">
          <text:p text:style-name="P7"><text:span text:style-name="T4">IFRAME</text:span></text:p>
          <text:p text:style-name="P7"><text:span text:style-name="T4">GOOGLE MAP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8cm">
          <draw:text-box>
            <text:p text:style-name="P12"><text:span text:style-name="T6">¡Vení a nadar con nosotros!</text:span></text:p>
            <text:p text:style-name="P13"><text:span text:style-name="T7"/></text:p>
          </draw:text-box>
        </draw:frame>
        <draw:frame draw:style-name="gr10" draw:text-style-name="P17" draw:layer="layout" svg:width="27.5cm" svg:height="3.645cm" svg:x="0.25cm" svg:y="12.9cm">
          <draw:text-box>
            <text:p text:style-name="P15"><text:span text:style-name="T8">Bienvenido a Poseidón!</text:span></text:p>
            <text:p text:style-name="P15"><text:span text:style-name="T8">Sumergite en un mundo de bienestar, diversión y aprendizaje en el agua. Nuestro objetivo es brindar una experiencia única para cada etapa de la vida.</text:span></text:p>
            <text:p text:style-name="P15"><text:span text:style-name="T8">Contamos con los mejores profesores para una gama amplia de disciplinas, que van desde el nado para niños, natación adulta independiente o con profesor, aquagym ¡y más!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1" draw:text-style-name="P17" draw:layer="layout" svg:width="27.5cm" svg:height="3.099cm" svg:x="0.25cm" svg:y="15.5cm">
          <draw:text-box>
            <text:p text:style-name="P18"><text:span text:style-name="T10">“</text:span><text:span text:style-name="T10">El agua es la fuerza motriz de toda la naturaleza”</text:span></text:p>
            <text:p text:style-name="P18"><text:span text:style-name="T11">Leonardo Da Vinci</text:span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2" draw:text-style-name="P21" draw:layer="layout" svg:width="13.25cm" svg:height="4.11cm" svg:x="7.75cm" svg:y="18cm">
          <draw:text-box>
            <text:p text:style-name="P19"><text:span text:style-name="T13">Estamos en calle 60 esq. 11 de la Ciudad de La Plata</text:span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8cm" svg:y="28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2" draw:layer="layout" svg:width="0.75cm" svg:height="0.7cm" svg:x="12.25cm" svg:y="2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2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2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28.7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28.7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28.7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16.1cm" svg:y="29.9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</draw:page>
      <draw:page draw:name="aquagym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27.5cm" svg:height="3cm" svg:x="0.25cm" svg:y="4.5cm">
          <text:p text:style-name="P25"><text:span text:style-name="T3">Servicios:</text:span></text:p>
          <text:p text:style-name="P25"><text:span text:style-name="T3"><text:tab/></text:span><text:span text:style-name="T3">Aquagym</text:span></text:p>
          <text:p text:style-name="P25"><text:span text:style-name="T3"><text:tab/></text:span><text:span text:style-name="T3">Bebés</text:span></text:p>
          <text:p text:style-name="P25"><text:span text:style-name="T3"><text:tab/></text:span><text:span text:style-name="T3">Niños</text:span></text:p>
          <text:p text:style-name="P25"><text:span text:style-name="T3"><text:tab/></text:span><text:span text:style-name="T3">Adultos</text:span></text:p>
          <text:p text:style-name="P25"><text:span text:style-name="T3"><text:tab/></text:span><text:span text:style-name="T3">Fisioterapia</text:span></text:p>
          <text:p text:style-name="P25"><text:span text:style-name="T3"><text:tab/></text:span><text:span text:style-name="T3">Nosotros</text:span></text:p>
          <text:p text:style-name="P2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AQUAGY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AQUAGYM</text:span></text:p>
            <text:p text:style-name="P13"><text:span text:style-name="T7"/></text:p>
          </draw:text-box>
        </draw:frame>
        <draw:frame draw:style-name="gr11" draw:text-style-name="P17" draw:layer="layout" svg:width="27.5cm" svg:height="3.099cm" svg:x="0.25cm" svg:y="13.9cm">
          <draw:text-box>
            <text:p text:style-name="P16"><text:span text:style-name="T18">Mantenete en forma de manera segura y divertida con nuestras clases de aquagym. Estas sesiones están pensadas para todas las edades y niveles de condición física, combinando ejercicios aeróbicos, tonificación muscular y relajación. El agua reduce el impacto en las articulaciones, permitiéndote entrenar con mayor comodidad mientras fortalecés el cuerpo y despejás la mente. ¡Es una actividad ideal para cuidar tu salud y sentirte lleno de energía!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8cm" svg:y="15.7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2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16.4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16.4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16.4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2.35cm" svg:height="4.96cm" svg:x="16.6cm" svg:y="17.6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7" draw:text-style-name="P26" draw:layer="layout" svg:width="27.5cm" svg:height="0.6cm" svg:x="0.25cm" svg:y="7.9cm">
          <text:p text:style-name="P2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bebes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27.5cm" svg:height="3cm" svg:x="0.25cm" svg:y="4.5cm">
          <text:p text:style-name="P25"><text:span text:style-name="T3">Servicios:</text:span></text:p>
          <text:p text:style-name="P25"><text:span text:style-name="T3"><text:tab/></text:span><text:span text:style-name="T3">Aquagym</text:span></text:p>
          <text:p text:style-name="P25"><text:span text:style-name="T3"><text:tab/></text:span><text:span text:style-name="T3">Bebés</text:span></text:p>
          <text:p text:style-name="P25"><text:span text:style-name="T3"><text:tab/></text:span><text:span text:style-name="T3">Niños</text:span></text:p>
          <text:p text:style-name="P25"><text:span text:style-name="T3"><text:tab/></text:span><text:span text:style-name="T3">Adultos</text:span></text:p>
          <text:p text:style-name="P25"><text:span text:style-name="T3"><text:tab/></text:span><text:span text:style-name="T3">Fisioterapia</text:span></text:p>
          <text:p text:style-name="P25"><text:span text:style-name="T3"><text:tab/></text:span><text:span text:style-name="T3">Nosotros</text:span></text:p>
          <text:p text:style-name="P2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BEB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BEBES</text:span></text:p>
            <text:p text:style-name="P13"><text:span text:style-name="T7"/></text:p>
          </draw:text-box>
        </draw:frame>
        <draw:frame draw:style-name="gr11" draw:text-style-name="P17" draw:layer="layout" svg:width="27.5cm" svg:height="3.099cm" svg:x="0.25cm" svg:y="13.9cm">
          <draw:text-box>
            <text:p text:style-name="P16"><text:span text:style-name="T18">Disfrutá de momentos únicos con tu bebé en nuestras clases de estimulación temprana en el agua. Estas actividades están pensadas para fortalecer su desarrollo físico, emocional y cognitivo mientras se divierten. Con un enfoque lúdico y técnicas adaptadas, fomentamos su coordinación, confianza y el vínculo afectivo con vos. ¡El agua es un mundo de experiencias increíbles para ellos!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8cm" svg:y="15.7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2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16.4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16.4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16.4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16.1cm" svg:y="17.6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7" draw:text-style-name="P26" draw:layer="layout" svg:width="27.5cm" svg:height="0.6cm" svg:x="0.25cm" svg:y="7.9cm">
          <text:p text:style-name="P2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niños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27.5cm" svg:height="3cm" svg:x="0.25cm" svg:y="4.5cm">
          <text:p text:style-name="P25"><text:span text:style-name="T3">Servicios:</text:span></text:p>
          <text:p text:style-name="P25"><text:span text:style-name="T3"><text:tab/></text:span><text:span text:style-name="T3">Aquagym</text:span></text:p>
          <text:p text:style-name="P25"><text:span text:style-name="T3"><text:tab/></text:span><text:span text:style-name="T3">Bebés</text:span></text:p>
          <text:p text:style-name="P25"><text:span text:style-name="T3"><text:tab/></text:span><text:span text:style-name="T3">Niños</text:span></text:p>
          <text:p text:style-name="P25"><text:span text:style-name="T3"><text:tab/></text:span><text:span text:style-name="T3">Adultos</text:span></text:p>
          <text:p text:style-name="P25"><text:span text:style-name="T3"><text:tab/></text:span><text:span text:style-name="T3">Fisioterapia</text:span></text:p>
          <text:p text:style-name="P25"><text:span text:style-name="T3"><text:tab/></text:span><text:span text:style-name="T3">Nosotros</text:span></text:p>
          <text:p text:style-name="P2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NIÑO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NIÑOS</text:span></text:p>
            <text:p text:style-name="P13"><text:span text:style-name="T7"/></text:p>
          </draw:text-box>
        </draw:frame>
        <draw:frame draw:style-name="gr11" draw:text-style-name="P17" draw:layer="layout" svg:width="27.5cm" svg:height="3.099cm" svg:x="0.25cm" svg:y="13.9cm">
          <draw:text-box>
            <text:p text:style-name="P16"><text:span text:style-name="T18">Enseñamos a los chicos a nadar de manera segura y entretenida en un ambiente motivador. Desde las primeras patadas hasta las técnicas más avanzadas, nuestros programas están diseñados para ayudarles a ganar confianza, aprender habilidades acuáticas y desarrollar valores como la perseverancia y el trabajo en equipo. ¡Ellos se divierten mientras vos te quedás tranquilo!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8cm" svg:y="15.7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2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16.4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16.4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16.4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16.1cm" svg:y="17.6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7" draw:text-style-name="P26" draw:layer="layout" svg:width="27.5cm" svg:height="0.6cm" svg:x="0.25cm" svg:y="7.9cm">
          <text:p text:style-name="P2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dultos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27.5cm" svg:height="3cm" svg:x="0.25cm" svg:y="4.5cm">
          <text:p text:style-name="P25"><text:span text:style-name="T3">Servicios:</text:span></text:p>
          <text:p text:style-name="P25"><text:span text:style-name="T3"><text:tab/></text:span><text:span text:style-name="T3">Aquagym</text:span></text:p>
          <text:p text:style-name="P25"><text:span text:style-name="T3"><text:tab/></text:span><text:span text:style-name="T3">Bebés</text:span></text:p>
          <text:p text:style-name="P25"><text:span text:style-name="T3"><text:tab/></text:span><text:span text:style-name="T3">Niños</text:span></text:p>
          <text:p text:style-name="P25"><text:span text:style-name="T3"><text:tab/></text:span><text:span text:style-name="T3">Adultos</text:span></text:p>
          <text:p text:style-name="P25"><text:span text:style-name="T3"><text:tab/></text:span><text:span text:style-name="T3">Fisioterapia</text:span></text:p>
          <text:p text:style-name="P25"><text:span text:style-name="T3"><text:tab/></text:span><text:span text:style-name="T3">Nosotros</text:span></text:p>
          <text:p text:style-name="P2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ADULTO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6.75cm" svg:height="2.013cm" svg:x="0.5cm" svg:y="9cm">
          <draw:text-box>
            <text:p text:style-name="P12"><text:span text:style-name="T6">ADULTOS</text:span></text:p>
            <text:p text:style-name="P13"><text:span text:style-name="T7"/></text:p>
          </draw:text-box>
        </draw:frame>
        <draw:frame draw:style-name="gr11" draw:text-style-name="P17" draw:layer="layout" svg:width="27.5cm" svg:height="3.099cm" svg:x="0.25cm" svg:y="13.9cm">
          <draw:text-box>
            <text:p text:style-name="P16"><text:span text:style-name="T18">¿Te gustaría aprender a nadar o perfeccionar tu estilo? Nuestras clases para adultos están diseñadas para adaptarse a tu nivel y tus objetivos. Ya sea que quieras superar el miedo al agua, mejorar tu estado físico o perfeccionar tus técnicas, nuestros profes están capacitados para acompañarte paso a paso. Animate a descubrir todo lo que podés lograr en el agua.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8cm" svg:y="15.7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2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16.4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16.4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16.4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16.1cm" svg:y="17.6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7" draw:text-style-name="P26" draw:layer="layout" svg:width="27.5cm" svg:height="0.6cm" svg:x="0.25cm" svg:y="7.9cm">
          <text:p text:style-name="P2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fisioterapia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1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1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27.5cm" svg:height="3cm" svg:x="0.25cm" svg:y="4.5cm">
          <text:p text:style-name="P25"><text:span text:style-name="T3">Servicios:</text:span></text:p>
          <text:p text:style-name="P25"><text:span text:style-name="T3"><text:tab/></text:span><text:span text:style-name="T3">Aquagym</text:span></text:p>
          <text:p text:style-name="P25"><text:span text:style-name="T3"><text:tab/></text:span><text:span text:style-name="T3">Bebés</text:span></text:p>
          <text:p text:style-name="P25"><text:span text:style-name="T3"><text:tab/></text:span><text:span text:style-name="T3">Niños</text:span></text:p>
          <text:p text:style-name="P25"><text:span text:style-name="T3"><text:tab/></text:span><text:span text:style-name="T3">Adultos</text:span></text:p>
          <text:p text:style-name="P25"><text:span text:style-name="T3"><text:tab/></text:span><text:span text:style-name="T3">Fisioterapia</text:span></text:p>
          <text:p text:style-name="P25"><text:span text:style-name="T3"><text:tab/></text:span><text:span text:style-name="T3">Nosotros</text:span></text:p>
          <text:p text:style-name="P2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FISIOTERAPIA ACUÁTICA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6.75cm" svg:height="2.089cm" svg:x="0.5cm" svg:y="9cm">
          <draw:text-box>
            <text:p text:style-name="P12"><text:span text:style-name="T6">FISIOTERAPIA ACUÁTICA</text:span></text:p>
            <text:p text:style-name="P12"><text:span text:style-name="T6"/></text:p>
            <text:p text:style-name="P13"><text:span text:style-name="T7"/></text:p>
          </draw:text-box>
        </draw:frame>
        <draw:frame draw:style-name="gr11" draw:text-style-name="P17" draw:layer="layout" svg:width="27.5cm" svg:height="3.099cm" svg:x="0.25cm" svg:y="13.9cm">
          <draw:text-box>
            <text:p text:style-name="P16"><text:span text:style-name="T18">El agua es tu mejor aliada para la rehabilitación. Nuestras sesiones de fisioterapia acuática están pensadas para quienes necesitan aliviar dolores, mejorar la movilidad o recuperarse de lesiones. Con la ayuda de profesionales especializados, utilizamos técnicas adaptadas a cada necesidad, aprovechando las propiedades del agua para garantizar una recuperación cómoda y efectiva.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8cm" svg:y="15.7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2" draw:layer="layout" svg:width="0.75cm" svg:height="0.7cm" svg:x="12.25cm" svg:y="1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1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16.4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16.4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16.4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16.1cm" svg:y="17.6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7" draw:text-style-name="P26" draw:layer="layout" svg:width="27.5cm" svg:height="0.6cm" svg:x="0.25cm" svg:y="7.9cm">
          <text:p text:style-name="P2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redeterminado">
        <draw:custom-shape draw:style-name="gr1" draw:text-style-name="P28" draw:layer="layout" svg:width="27.5cm" svg:height="3.75cm" svg:x="0.25cm" svg:y="0.25cm">
          <text:p text:style-name="P27"><text:span text:style-name="T1">POSEIDÓN</text:span></text:p>
          <text:p text:style-name="P27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26.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24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27.5cm" svg:height="3cm" svg:x="0.25cm" svg:y="4.5cm">
          <text:p text:style-name="P25"><text:span text:style-name="T3">Servicios:</text:span></text:p>
          <text:p text:style-name="P25"><text:span text:style-name="T3"><text:tab/></text:span><text:span text:style-name="T3">Aquagym</text:span></text:p>
          <text:p text:style-name="P25"><text:span text:style-name="T3"><text:tab/></text:span><text:span text:style-name="T3">Bebés</text:span></text:p>
          <text:p text:style-name="P25"><text:span text:style-name="T3"><text:tab/></text:span><text:span text:style-name="T3">Niños</text:span></text:p>
          <text:p text:style-name="P25"><text:span text:style-name="T3"><text:tab/></text:span><text:span text:style-name="T3">Adultos</text:span></text:p>
          <text:p text:style-name="P25"><text:span text:style-name="T3"><text:tab/></text:span><text:span text:style-name="T3">Fisioterapia</text:span></text:p>
          <text:p text:style-name="P25"><text:span text:style-name="T3"><text:tab/></text:span><text:span text:style-name="T3">Nosotros</text:span></text:p>
          <text:p text:style-name="P2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0" draw:layer="layout" svg:width="27.5cm" svg:height="3.25cm" svg:x="0.25cm" svg:y="9.95cm">
          <text:p text:style-name="P29"><text:span text:style-name="T19">IMAGEN PRINCIPAL NOSOTROS</text:span></text:p>
          <draw:enhanced-geometry svg:viewBox="0 0 21600 21600" draw:type="rectangle" draw:enhanced-path="M 0 0 L 21600 0 21600 21600 0 21600 0 0 Z N"/>
        </draw:custom-shape>
        <draw:custom-shape draw:style-name="gr8" draw:text-style-name="P32" draw:layer="layout" svg:width="3cm" svg:height="1.5cm" svg:x="12.5cm" svg:y="2cm">
          <text:p text:style-name="P31"><text:span text:style-name="T20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33" draw:layer="layout" svg:width="6.75cm" svg:height="2.127cm" svg:x="0.5cm" svg:y="9cm">
          <draw:text-box>
            <text:p text:style-name="P12"><text:span text:style-name="T6">SOBRE NOSOTROS</text:span></text:p>
            <text:p text:style-name="P12"><text:span text:style-name="T6"/></text:p>
            <text:p text:style-name="P13"><text:span text:style-name="T21"/></text:p>
          </draw:text-box>
        </draw:frame>
        <draw:frame draw:style-name="gr20" draw:text-style-name="P34" draw:layer="layout" svg:width="27.5cm" svg:height="11.964cm" svg:x="0.25cm" svg:y="13.75cm">
          <draw:text-box>
            <text:p text:style-name="P16"><text:span text:style-name="T22">Responsables del Gimnasio</text:span></text:p>
            <text:p text:style-name="P16"><text:span text:style-name="T18">En Poseidón, contamos con un equipo de profesionales altamente capacitados y apasionados por la natación. Nuestro equipo está liderado por:</text:span></text:p>
            <text:p text:style-name="P16"><text:span text:style-name="T23">Juan Pérez - </text:span><text:span text:style-name="T18">Director General</text:span></text:p>
            <text:p text:style-name="P16"><text:span text:style-name="T23">María López -</text:span><text:span text:style-name="T18"> Coordinadora de Actividades</text:span></text:p>
            <text:p text:style-name="P16"><text:span text:style-name="T23">Carlos García </text:span><text:span text:style-name="T18">- Entrenador Principal</text:span></text:p>
            <text:p text:style-name="P16"><text:span text:style-name="T22">MIRÁ</text:span></text:p>
            <text:p text:style-name="P16"><text:span text:style-name="T18">Conoce más sobre nuestra escuela de natación en este video:</text:span></text:p>
            <text:p text:style-name="P16"><text:span text:style-name="T18"><text:a xlink:href="https://www.youtube.com/watch?v=BFH8NBHN42g" xlink:type="simple">Ver Video</text:a></text:span><text:span text:style-name="T18"><text:s/>(link a youtube)</text:span></text:p>
            <text:p text:style-name="P16"><text:span text:style-name="T22">ESCUCHÁ</text:span></text:p>
            <text:p text:style-name="P16"><text:span text:style-name="T18">Escucha nuestra música motivacional:</text:span></text:p>
            <text:p text:style-name="P16"><text:span text:style-name="T18"/></text:p>
            <text:p text:style-name="P16"><text:span text:style-name="T18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35" draw:layer="layout" svg:width="13.25cm" svg:height="4.96cm" svg:x="8cm" svg:y="24.6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24"/></text:p>
          </draw:text-box>
        </draw:frame>
        <draw:custom-shape draw:style-name="gr14" draw:text-style-name="P22" draw:layer="layout" svg:width="0.75cm" svg:height="0.7cm" svg:x="12.25cm" svg:y="2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2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2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25.3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25.3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25.3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35" draw:layer="layout" svg:width="13.25cm" svg:height="4.96cm" svg:x="16.1cm" svg:y="26.5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24"/></text:p>
          </draw:text-box>
        </draw:frame>
        <draw:custom-shape draw:style-name="gr17" draw:text-style-name="P26" draw:layer="layout" svg:width="27.5cm" svg:height="0.6cm" svg:x="0.25cm" svg:y="7.9cm">
          <text:p text:style-name="P2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6" draw:layer="layout" svg:width="5.75cm" svg:height="0.749cm" svg:x="0.75cm" svg:y="23cm">
          <text:p/>
          <draw:enhanced-geometry svg:viewBox="0 0 21600 21600" draw:type="rectangle" draw:enhanced-path="M 0 0 L 21600 0 21600 21600 0 21600 0 0 Z N"/>
        </draw:custom-shape>
        <draw:frame draw:style-name="gr22" draw:text-style-name="P37" draw:layer="layout" svg:width="6.75cm" svg:height="1.85cm" svg:x="0.25cm" svg:y="23cm">
          <draw:text-box>
            <text:p text:style-name="P16"><text:span text:style-name="T25">REPRODUCTOR EMBEBIDO</text:span></text:p>
          </draw:text-box>
        </draw:frame>
      </draw:page>
      <draw:page draw:name="contacto" draw:style-name="dp1" draw:master-page-name="Predeterminado">
        <draw:custom-shape draw:style-name="gr1" draw:text-style-name="P2" draw:layer="layout" svg:width="27.5cm" svg:height="3.75cm" svg:x="0.25cm" svg:y="0.25cm">
          <text:p text:style-name="P1"><text:span text:style-name="T1">POSEIDÓN</text:span></text:p>
          <text:p text:style-name="P1"><text:span text:style-name="T2">ESCUELA DE NATACIÓN INTEG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5cm" svg:height="0.5cm" svg:x="0.25cm" svg:y="26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5cm" svg:height="1.75cm" svg:x="0.25cm" svg:y="24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27.5cm" svg:height="3cm" svg:x="0.25cm" svg:y="4.5cm">
          <text:p text:style-name="P25"><text:span text:style-name="T3">Servicios:</text:span></text:p>
          <text:p text:style-name="P25"><text:span text:style-name="T3"><text:tab/></text:span><text:span text:style-name="T3">Aquagym</text:span></text:p>
          <text:p text:style-name="P25"><text:span text:style-name="T3"><text:tab/></text:span><text:span text:style-name="T3">Bebés</text:span></text:p>
          <text:p text:style-name="P25"><text:span text:style-name="T3"><text:tab/></text:span><text:span text:style-name="T3">Niños</text:span></text:p>
          <text:p text:style-name="P25"><text:span text:style-name="T3"><text:tab/></text:span><text:span text:style-name="T3">Adultos</text:span></text:p>
          <text:p text:style-name="P25"><text:span text:style-name="T3"><text:tab/></text:span><text:span text:style-name="T3">Fisioterapia</text:span></text:p>
          <text:p text:style-name="P25"><text:span text:style-name="T3"><text:tab/></text:span><text:span text:style-name="T3">Nosotros</text:span></text:p>
          <text:p text:style-name="P25"><text:span text:style-name="T3"><text:tab/></text:span><text:span text:style-name="T3">Conta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7.5cm" svg:height="3.25cm" svg:x="0.25cm" svg:y="9.95cm">
          <text:p text:style-name="P7"><text:span text:style-name="T4">IMAGEN PRINCIPAL CONTACTO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cm" svg:height="1.5cm" svg:x="12.5cm" svg:y="2cm">
          <text:p text:style-name="P10"><text:span text:style-name="T5">LOG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3" draw:layer="layout" svg:width="7.75cm" svg:height="2.601cm" svg:x="0.5cm" svg:y="9cm">
          <draw:text-box>
            <text:p text:style-name="P12"><text:span text:style-name="T6">FORMULARIO DE CONTACTO:</text:span></text:p>
            <text:p text:style-name="P12"><text:span text:style-name="T6"/></text:p>
            <text:p text:style-name="P13"><text:span text:style-name="T7"/></text:p>
          </draw:text-box>
        </draw:frame>
        <draw:frame draw:style-name="gr24" draw:text-style-name="P17" draw:layer="layout" svg:width="27.5cm" svg:height="2.705cm" svg:x="0.25cm" svg:y="13.9cm">
          <draw:text-box>
            <text:p text:style-name="P16"><text:span text:style-name="T18">¿Listo para empezar? Escribinos para más info sobre nuestras actividades, horarios y promociones. Estamos acá para resolver tus dudas y ayudarte a encontrar la opción ideal para vos o tu familia. ¡Te esperamos para que descubras todo lo que el agua tiene para ofrecerte!</text:span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8cm" svg:y="24.1cm">
          <draw:text-box>
            <text:p text:style-name="P19"><text:span text:style-name="T15">¡Seguinos en nuestras redes!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4" draw:text-style-name="P22" draw:layer="layout" svg:width="0.75cm" svg:height="0.7cm" svg:x="12.2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4.15cm" svg:y="24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3" draw:layer="layout" svg:width="0.75cm" svg:height="0.7cm" svg:x="16.05cm" svg:y="2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5cm" svg:height="4.86cm" svg:x="11.95cm" svg:y="24.85cm">
          <draw:text-box>
            <text:p text:style-name="P19"><text:span text:style-name="T15">1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3.85cm" svg:y="24.85cm">
          <draw:text-box>
            <text:p text:style-name="P19"><text:span text:style-name="T15">2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6" draw:text-style-name="P24" draw:layer="layout" svg:width="1.5cm" svg:height="4.86cm" svg:x="15.75cm" svg:y="24.85cm">
          <draw:text-box>
            <text:p text:style-name="P19"><text:span text:style-name="T15">3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frame draw:style-name="gr13" draw:text-style-name="P21" draw:layer="layout" svg:width="13.25cm" svg:height="4.96cm" svg:x="16.1cm" svg:y="26.09cm">
          <draw:text-box>
            <text:p text:style-name="P19"><text:span text:style-name="T17">Copyright 2025. Poseidon S.A. - Todos los derechos reservados.</text:span></text:p>
            <text:p text:style-name="P19"><text:span text:style-name="T16"/></text:p>
            <text:p text:style-name="P20"><text:span text:style-name="T14"/></text:p>
            <text:p text:style-name="P15"><text:span text:style-name="T12"/></text:p>
            <text:p text:style-name="P16"><text:span text:style-name="T9"/></text:p>
            <text:p text:style-name="P13"><text:span text:style-name="T7"/></text:p>
          </draw:text-box>
        </draw:frame>
        <draw:custom-shape draw:style-name="gr17" draw:text-style-name="P26" draw:layer="layout" svg:width="27.5cm" svg:height="0.6cm" svg:x="0.25cm" svg:y="7.9cm">
          <text:p text:style-name="P25"><text:span text:style-name="T3">Volver al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6" draw:layer="layout" svg:width="14cm" svg:height="8.3cm" svg:x="7.25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8" draw:layer="layout" svg:width="13cm" svg:height="0.65cm" svg:x="7.75cm" svg:y="1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8" draw:layer="layout" svg:width="13cm" svg:height="0.65cm" svg:x="7.75cm" svg:y="1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8" draw:layer="layout" svg:width="13cm" svg:height="2.15cm" svg:x="7.75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9" draw:layer="layout" svg:width="13cm" svg:height="0.65cm" svg:x="7.75cm" svg:y="2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0" draw:layer="layout" svg:width="6.75cm" svg:height="1.85cm" svg:x="7.5cm" svg:y="15.35cm">
          <draw:text-box>
            <text:p text:style-name="P16"><text:span text:style-name="T26">Nombre:</text:span></text:p>
          </draw:text-box>
        </draw:frame>
        <draw:frame draw:style-name="gr22" draw:text-style-name="P41" draw:layer="layout" svg:width="27.5cm" svg:height="1.85cm" svg:x="7.5cm" svg:y="17.15cm">
          <draw:text-box>
            <text:p text:style-name="P16"><text:span text:style-name="T26">Correo Electrónico:</text:span></text:p>
          </draw:text-box>
        </draw:frame>
        <draw:frame draw:style-name="gr22" draw:text-style-name="P40" draw:layer="layout" svg:width="3.25cm" svg:height="1.85cm" svg:x="7.5cm" svg:y="19cm">
          <draw:text-box>
            <text:p text:style-name="P16"><text:span text:style-name="T26">Mensaje:</text:span></text:p>
          </draw:text-box>
        </draw:frame>
        <draw:frame draw:style-name="gr29" draw:text-style-name="P42" draw:layer="layout" svg:width="3.25cm" svg:height="1.85cm" svg:x="13.5cm" svg:y="22.4cm">
          <draw:text-box>
            <text:p text:style-name="P16"><text:span text:style-name="T18">Envia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000000" draw:distance="0.41cm" draw:rotation="450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Curto</meta:initial-creator>
    <meta:creation-date>2025-01-20T17:13:24.887397444</meta:creation-date>
    <meta:generator>LibreOffice/24.2.7.2$Linux_X86_64 LibreOffice_project/420$Build-2</meta:generator>
    <dc:date>2025-01-21T01:10:58.224587778</dc:date>
    <dc:creator>Lucas Curto</dc:creator>
    <meta:editing-duration>PT2H21M22S</meta:editing-duration>
    <meta:editing-cycles>7</meta:editing-cycles>
    <meta:print-date>2025-01-21T00:36:16.336940767</meta:print-date>
    <meta:printed-by>Archivos PDF: Lucas Curto</meta:printed-by>
    <meta:document-statistic meta:object-count="150"/>
  </office:meta>
</office:document-meta>
</file>